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1430" officeooo:paragraph-rsid="000b1430"/>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0c62b0"/>
    </style:style>
    <style:style style:name="P4" style:family="paragraph" style:parent-style-name="Standard">
      <style:text-properties fo:language="en" fo:country="US" officeooo:rsid="00112602" officeooo:paragraph-rsid="00112602"/>
    </style:style>
    <style:style style:name="P5" style:family="paragraph" style:parent-style-name="Standard">
      <style:text-properties fo:language="en" fo:country="US" officeooo:paragraph-rsid="001a0268"/>
    </style:style>
    <style:style style:name="P6" style:family="paragraph" style:parent-style-name="Standard" style:list-style-name="L1">
      <style:text-properties fo:language="en" fo:country="US" officeooo:paragraph-rsid="001c568f"/>
    </style:style>
    <style:style style:name="P7" style:family="paragraph">
      <style:text-properties fo:language="en" fo:country="US" officeooo:rsid="000f42fa" officeooo:paragraph-rsid="000f42fa"/>
    </style:style>
    <style:style style:name="P8" style:family="paragraph" style:parent-style-name="Table_20_Contents">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0b9b91" style:font-weight-asian="bold" style:font-weight-complex="bold"/>
    </style:style>
    <style:style style:name="T3" style:family="text">
      <style:text-properties officeooo:rsid="000b9b91"/>
    </style:style>
    <style:style style:name="Sect1" style:family="section">
      <style:section-properties text:dont-balance-text-columns="false" style:editable="false">
        <style:columns fo:column-count="2" fo:column-gap="0.497cm">
          <style:column style:rel-width="5669*" fo:start-indent="0cm" fo:end-indent="0.249cm"/>
          <style:column style:rel-width="5671*"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study on Convolutional Neural Networks</text:p>
      <text:p text:style-name="Subtitle">Michele Maione<text:note text:id="ftn0" text:note-class="footnote"><text:note-citation>1</text:note-citation><text:note-body><text:p text:style-name="Footnote">Michele Maione - 931468 - michele.maione@studenti.unimi.it, Intelligent systems, A/A 2020-2021, Università degli Studi di Milano, via Celoria 18, Milano, Italia.</text:p></text:note-body></text:note></text:p>
      <text:p text:style-name="Standard"/>
      <text:p text:style-name="P3"><text:span text:style-name="T2">Summary</text:span><text:span text:style-name="T3"> –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text:span text:style-name="T1"/></text:p>
      <text:p text:style-name="P4"><text:span text:style-name="T1">Keywords</text:span> <text:span text:style-name="T3">– </text:span>Machine Learning, Machine Learning, Machine Learning, Machine Learning.</text:p>
      <text:p text:style-name="P4"/>
      <text:section text:style-name="Sect1" text:name="Section1">
        <text:h text:style-name="Heading_20_1" text:outline-level="1">Introductio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Methods</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soft-page-break/>Results</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soft-page-break/>Discussio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Conclusions</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Heading_20_1" text:outline-level="1">Bibliography</text:h>
      <text:list xml:id="list3253332758" text:style-name="L1">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item>
          <text:p text:style-name="P6">G. Preterossi, Filosofia politica e pensiero critico, in: «Filosofia politica», XXI (2007), fasc. 1, pp. 35-42</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0.003cm" table:align="margins" style:may-break-between-rows="false"/>
    </style:style>
    <style:style style:name="Table1.A" style:family="table-column">
      <style:table-column-properties style:column-width="18.6cm" style:rel-column-width="10545*"/>
    </style:style>
    <style:style style:name="Table1.B" style:family="table-column">
      <style:table-column-properties style:column-width="1.402cm" style:rel-column-width="795*"/>
    </style:style>
    <style:style style:name="Table1.A1" style:family="table-cell">
      <style:table-cell-properties style:writing-mode="page"/>
    </style:style>
    <style:style style:name="MP1" style:family="paragraph" style:parent-style-name="Header">
      <style:text-properties officeooo:rsid="000b1430" officeooo:paragraph-rsid="000b1430"/>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1721994499104">
            <table:table-cell table:style-name="Table1.A1" office:value-type="string">
              <text:p text:style-name="Table_20_Contents">M. Maione – A study on Convolutional Neural Networks</text:p>
            </table:table-cell>
            <table:table-cell table:style-name="Table1.A1" office:value-type="string">
              <text:p text:style-name="MP2"><text:page-number text:select-page="current">2</text:page-number>/<text:page-count>3</text:page-count></text:p>
            </table:table-cell>
          </table:table-row>
        </table:table>
        <text:p text:style-name="MP1"/>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28T15:40:10.822000000</dc:date>
    <dc:creator>Michele Maione</dc:creator>
    <meta:editing-duration>PT28M59S</meta:editing-duration>
    <meta:editing-cycles>21</meta:editing-cycles>
    <meta:document-statistic meta:table-count="1" meta:image-count="0" meta:object-count="0" meta:page-count="3" meta:paragraph-count="54" meta:word-count="2327" meta:character-count="15119" meta:non-whitespace-character-count="12855"/>
  </office:meta>
</office:document-meta>
</file>